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446.34pt" svg:y="180.91pt">
            <loext:p draw:notify-on-update-of-ranges="Sheet1.H4:Sheet1.H13 Sheet1.I3:Sheet1.I3 Sheet1.I4:Sheet1.I13 Sheet1.J3:Sheet1.J3 Sheet1.J4:Sheet1.J13 Sheet1.K3:Sheet1.K3 Sheet1.K4:Sheet1.K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7pt" svg:height="255.15pt" svg:x="911.59pt" svg:y="184.31pt">
            <loext:p draw:notify-on-update-of-ranges="Sheet1.M4:Sheet1.M4 Sheet1.M5:Sheet1.M13 Sheet1.N4:Sheet1.N4 Sheet1.N5:Sheet1.N13 Sheet1.O4:Sheet1.O4 Sheet1.O5:Sheet1.O13 Sheet1.P4:Sheet1.P4 Sheet1.P5:Sheet1.P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1:</text:p>
          </table:table-cell>
          <table:table-cell/>
          <table:table-cell table:style-name="ce1" office:value-type="string" calcext:value-type="string">
            <text:p>1:</text:p>
          </table:table-cell>
          <table:table-cell/>
          <table:table-cell table:style-name="ce1" office:value-type="string" calcext:value-type="string">
            <text:p>1: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office:value-type="float" office:value="0.272797" calcext:value-type="float">
            <text:p>0.272797</text:p>
          </table:table-cell>
          <table:table-cell/>
          <table:table-cell office:value-type="float" office:value="1.11628" calcext:value-type="float">
            <text:p>1.11628</text:p>
          </table:table-cell>
          <table:table-cell/>
          <table:table-cell office:value-type="float" office:value="1.12107" calcext:value-type="float">
            <text:p>1.121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72847" calcext:value-type="float">
            <text:p>0.272847</text:p>
          </table:table-cell>
          <table:table-cell office:value-type="float" office:value="1.11623" calcext:value-type="float">
            <text:p>1.11623</text:p>
          </table:table-cell>
          <table:table-cell office:value-type="float" office:value="1.12085" calcext:value-type="float">
            <text:p>1.12085</text:p>
          </table:table-cell>
          <table:table-cell/>
          <table:table-cell office:value-type="string" calcext:value-type="string">
            <text:p>Speedup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272942" calcext:value-type="float">
            <text:p>0.272942</text:p>
          </table:table-cell>
          <table:table-cell/>
          <table:table-cell office:value-type="float" office:value="1.11623" calcext:value-type="float">
            <text:p>1.11623</text:p>
          </table:table-cell>
          <table:table-cell/>
          <table:table-cell office:value-type="float" office:value="1.12085" calcext:value-type="float">
            <text:p>1.120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0.140911" calcext:value-type="float">
            <text:p>0.140911</text:p>
          </table:table-cell>
          <table:table-cell table:style-name="ce2" office:value-type="float" office:value="0.564447" calcext:value-type="float">
            <text:p>0.564447</text:p>
          </table:table-cell>
          <table:table-cell table:style-name="ce2" office:value-type="float" office:value="0.560852" calcext:value-type="float">
            <text:p>0.56085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]/[.I5]" office:value-type="float" office:value="1.93630731454606" calcext:value-type="float">
            <text:p>1.93630731454606</text:p>
          </table:table-cell>
          <table:table-cell table:formula="of:=[.J4]/[.J5]" office:value-type="float" office:value="1.97756388110841" calcext:value-type="float">
            <text:p>1.97756388110841</text:p>
          </table:table-cell>
          <table:table-cell table:formula="of:=[.K4]/[.K5]" office:value-type="float" office:value="1.99847731665395" calcext:value-type="float">
            <text:p>1.99847731665395</text:p>
          </table:table-cell>
        </table:table-row>
        <table:table-row table:style-name="ro1">
          <table:table-cell office:value-type="float" office:value="0.272847" calcext:value-type="float">
            <text:p>0.272847</text:p>
          </table:table-cell>
          <table:table-cell/>
          <table:table-cell office:value-type="float" office:value="1.11604" calcext:value-type="float">
            <text:p>1.11604</text:p>
          </table:table-cell>
          <table:table-cell/>
          <table:table-cell office:value-type="float" office:value="1.12098" calcext:value-type="float">
            <text:p>1.120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0.0941334" calcext:value-type="float">
            <text:p>0.0941334</text:p>
          </table:table-cell>
          <table:table-cell table:style-name="ce2" office:value-type="float" office:value="0.375352" calcext:value-type="float">
            <text:p>0.375352</text:p>
          </table:table-cell>
          <table:table-cell table:style-name="ce2" office:value-type="float" office:value="0.377892" calcext:value-type="float">
            <text:p>0.37789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4]/[.I6]" office:value-type="float" office:value="2.89851423617972" calcext:value-type="float">
            <text:p>2.89851423617972</text:p>
          </table:table-cell>
          <table:table-cell table:formula="of:=[.J4]/[.J6]" office:value-type="float" office:value="2.97382190583772" calcext:value-type="float">
            <text:p>2.97382190583772</text:p>
          </table:table-cell>
          <table:table-cell table:formula="of:=[.K4]/[.K6]" office:value-type="float" office:value="2.96605908566469" calcext:value-type="float">
            <text:p>2.96605908566469</text:p>
          </table:table-cell>
        </table:table-row>
        <table:table-row table:style-name="ro1">
          <table:table-cell office:value-type="float" office:value="0.272694" calcext:value-type="float">
            <text:p>0.272694</text:p>
          </table:table-cell>
          <table:table-cell/>
          <table:table-cell office:value-type="float" office:value="1.1163" calcext:value-type="float">
            <text:p>1.1163</text:p>
          </table:table-cell>
          <table:table-cell/>
          <table:table-cell office:value-type="float" office:value="1.12073" calcext:value-type="float">
            <text:p>1.120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0.0707157" calcext:value-type="float">
            <text:p>0.0707157</text:p>
          </table:table-cell>
          <table:table-cell table:style-name="ce2" office:value-type="float" office:value="0.281784" calcext:value-type="float">
            <text:p>0.281784</text:p>
          </table:table-cell>
          <table:table-cell table:style-name="ce2" office:value-type="float" office:value="0.283169" calcext:value-type="float">
            <text:p>0.283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4]/[.I7]" office:value-type="float" office:value="3.85836525693729" calcext:value-type="float">
            <text:p>3.85836525693729</text:p>
          </table:table-cell>
          <table:table-cell table:formula="of:=[.J4]/[.J7]" office:value-type="float" office:value="3.96129659597422" calcext:value-type="float">
            <text:p>3.96129659597422</text:p>
          </table:table-cell>
          <table:table-cell table:formula="of:=[.K4]/[.K7]" office:value-type="float" office:value="3.95823695390385" calcext:value-type="float">
            <text:p>3.95823695390385</text:p>
          </table:table-cell>
        </table:table-row>
        <table:table-row table:style-name="ro1">
          <table:table-cell office:value-type="float" office:value="0.272905" calcext:value-type="float">
            <text:p>0.272905</text:p>
          </table:table-cell>
          <table:table-cell table:formula="of:=MEDIAN([.A4];[.A5];[.A6];[.A7];[.A8])" office:value-type="float" office:value="0.272847" calcext:value-type="float">
            <text:p>0.272847</text:p>
          </table:table-cell>
          <table:table-cell office:value-type="float" office:value="1.11605" calcext:value-type="float">
            <text:p>1.11605</text:p>
          </table:table-cell>
          <table:table-cell table:formula="of:=MEDIAN([.C4:.C8])" office:value-type="float" office:value="1.11623" calcext:value-type="float">
            <text:p>1.11623</text:p>
          </table:table-cell>
          <table:table-cell office:value-type="float" office:value="1.12065" calcext:value-type="float">
            <text:p>1.12065</text:p>
          </table:table-cell>
          <table:table-cell table:formula="of:=MEDIAN([.E4:.E8])" office:value-type="float" office:value="1.12085" calcext:value-type="float">
            <text:p>1.1208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0.0881196" calcext:value-type="float">
            <text:p>0.0881196</text:p>
          </table:table-cell>
          <table:table-cell table:style-name="ce2" office:value-type="float" office:value="0.321054" calcext:value-type="float">
            <text:p>0.321054</text:p>
          </table:table-cell>
          <table:table-cell table:style-name="ce2" office:value-type="float" office:value="0.317614" calcext:value-type="float">
            <text:p>0.31761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4]/[.I8]" office:value-type="float" office:value="3.09632590252339" calcext:value-type="float">
            <text:p>3.09632590252339</text:p>
          </table:table-cell>
          <table:table-cell table:formula="of:=[.J4]/[.J8]" office:value-type="float" office:value="3.4767671482056" calcext:value-type="float">
            <text:p>3.4767671482056</text:p>
          </table:table-cell>
          <table:table-cell table:formula="of:=[.K4]/[.K8]" office:value-type="float" office:value="3.52896912604608" calcext:value-type="float">
            <text:p>3.52896912604608</text:p>
          </table:table-cell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0.0745231" calcext:value-type="float">
            <text:p>0.0745231</text:p>
          </table:table-cell>
          <table:table-cell table:style-name="ce2" office:value-type="float" office:value="0.277108" calcext:value-type="float">
            <text:p>0.277108</text:p>
          </table:table-cell>
          <table:table-cell table:style-name="ce2" office:value-type="float" office:value="0.284588" calcext:value-type="float">
            <text:p>0.28458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4]/[.I9]" office:value-type="float" office:value="3.66124060861666" calcext:value-type="float">
            <text:p>3.66124060861666</text:p>
          </table:table-cell>
          <table:table-cell table:formula="of:=[.J4]/[.J9]" office:value-type="float" office:value="4.02814065274189" calcext:value-type="float">
            <text:p>4.02814065274189</text:p>
          </table:table-cell>
          <table:table-cell table:formula="of:=[.K4]/[.K9]" office:value-type="float" office:value="3.93850056924396" calcext:value-type="float">
            <text:p>3.93850056924396</text:p>
          </table:table-cell>
        </table:table-row>
        <table:table-row table:style-name="ro1">
          <table:table-cell table:style-name="ce1" office:value-type="string" calcext:value-type="string">
            <text:p>2:</text:p>
          </table:table-cell>
          <table:table-cell/>
          <table:table-cell table:style-name="ce1" office:value-type="string" calcext:value-type="string">
            <text:p>2:</text:p>
          </table:table-cell>
          <table:table-cell/>
          <table:table-cell table:style-name="ce1" office:value-type="string" calcext:value-type="string">
            <text:p>2: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0.0730402" calcext:value-type="float">
            <text:p>0.0730402</text:p>
          </table:table-cell>
          <table:table-cell table:style-name="ce2" office:value-type="float" office:value="0.251999" calcext:value-type="float">
            <text:p>0.251999</text:p>
          </table:table-cell>
          <table:table-cell table:style-name="ce2" office:value-type="float" office:value="0.245766" calcext:value-type="float">
            <text:p>0.2457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4]/[.I10]" office:value-type="float" office:value="3.73557301321738" calcext:value-type="float">
            <text:p>3.73557301321738</text:p>
          </table:table-cell>
          <table:table-cell table:formula="of:=[.J4]/[.J10]" office:value-type="float" office:value="4.42950170437184" calcext:value-type="float">
            <text:p>4.42950170437184</text:p>
          </table:table-cell>
          <table:table-cell table:formula="of:=[.K4]/[.K10]" office:value-type="float" office:value="4.56063898179569" calcext:value-type="float">
            <text:p>4.56063898179569</text:p>
          </table:table-cell>
        </table:table-row>
        <table:table-row table:style-name="ro1">
          <table:table-cell office:value-type="float" office:value="0.140815" calcext:value-type="float">
            <text:p>0.140815</text:p>
          </table:table-cell>
          <table:table-cell/>
          <table:table-cell office:value-type="float" office:value="0.56419" calcext:value-type="float">
            <text:p>0.56419</text:p>
          </table:table-cell>
          <table:table-cell/>
          <table:table-cell office:value-type="float" office:value="0.564883" calcext:value-type="float">
            <text:p>0.5648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table:style-name="ce2" office:value-type="float" office:value="0.0726006" calcext:value-type="float">
            <text:p>0.0726006</text:p>
          </table:table-cell>
          <table:table-cell table:style-name="ce2" office:value-type="float" office:value="0.140718" calcext:value-type="float">
            <text:p>0.1407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4]/[.I11]" office:value-type="float" office:value="3.75819208105718" calcext:value-type="float">
            <text:p>3.75819208105718</text:p>
          </table:table-cell>
          <table:table-cell table:formula="of:=[.J4]/[.J11]" office:value-type="float" office:value="15.3749418048887" calcext:value-type="float">
            <text:p>15.3749418048887</text:p>
          </table:table-cell>
          <table:table-cell table:formula="of:=[.K4]/[.K11]" office:value-type="float" office:value="7.96522122258702" calcext:value-type="float">
            <text:p>7.96522122258702</text:p>
          </table:table-cell>
        </table:table-row>
        <table:table-row table:style-name="ro1">
          <table:table-cell office:value-type="float" office:value="0.140709" calcext:value-type="float">
            <text:p>0.140709</text:p>
          </table:table-cell>
          <table:table-cell/>
          <table:table-cell office:value-type="float" office:value="0.564217" calcext:value-type="float">
            <text:p>0.564217</text:p>
          </table:table-cell>
          <table:table-cell/>
          <table:table-cell office:value-type="float" office:value="0.561972" calcext:value-type="float">
            <text:p>0.56197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0.0720541" calcext:value-type="float">
            <text:p>0.0720541</text:p>
          </table:table-cell>
          <table:table-cell table:style-name="ce2" office:value-type="float" office:value="0.229375" calcext:value-type="float">
            <text:p>0.229375</text:p>
          </table:table-cell>
          <table:table-cell table:style-name="ce2" office:value-type="float" office:value="0.2837" calcext:value-type="float">
            <text:p>0.283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4]/[.I12]" office:value-type="float" office:value="3.78669638507732" calcext:value-type="float">
            <text:p>3.78669638507732</text:p>
          </table:table-cell>
          <table:table-cell table:formula="of:=[.J4]/[.J12]" office:value-type="float" office:value="4.86639782016349" calcext:value-type="float">
            <text:p>4.86639782016349</text:p>
          </table:table-cell>
          <table:table-cell table:formula="of:=[.K4]/[.K12]" office:value-type="float" office:value="3.95082833979556" calcext:value-type="float">
            <text:p>3.95082833979556</text:p>
          </table:table-cell>
        </table:table-row>
        <table:table-row table:style-name="ro1">
          <table:table-cell office:value-type="float" office:value="0.140953" calcext:value-type="float">
            <text:p>0.140953</text:p>
          </table:table-cell>
          <table:table-cell/>
          <table:table-cell office:value-type="float" office:value="0.565661" calcext:value-type="float">
            <text:p>0.565661</text:p>
          </table:table-cell>
          <table:table-cell/>
          <table:table-cell office:value-type="float" office:value="0.560672" calcext:value-type="float">
            <text:p>0.5606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713735" calcext:value-type="float">
            <text:p>0.0713735</text:p>
          </table:table-cell>
          <table:table-cell table:style-name="ce2" office:value-type="float" office:value="0.228505" calcext:value-type="float">
            <text:p>0.228505</text:p>
          </table:table-cell>
          <table:table-cell table:style-name="ce2" office:value-type="float" office:value="0.252668" calcext:value-type="float">
            <text:p>0.25266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4]/[.I13]" office:value-type="float" office:value="3.82280538295026" calcext:value-type="float">
            <text:p>3.82280538295026</text:p>
          </table:table-cell>
          <table:table-cell table:formula="of:=[.J4]/[.J13]" office:value-type="float" office:value="4.88492593159887" calcext:value-type="float">
            <text:p>4.88492593159887</text:p>
          </table:table-cell>
          <table:table-cell table:formula="of:=[.K4]/[.K13]" office:value-type="float" office:value="4.43605838491617" calcext:value-type="float">
            <text:p>4.43605838491617</text:p>
          </table:table-cell>
        </table:table-row>
        <table:table-row table:style-name="ro1">
          <table:table-cell office:value-type="float" office:value="0.141288" calcext:value-type="float">
            <text:p>0.141288</text:p>
          </table:table-cell>
          <table:table-cell/>
          <table:table-cell office:value-type="float" office:value="0.56504" calcext:value-type="float">
            <text:p>0.56504</text:p>
          </table:table-cell>
          <table:table-cell/>
          <table:table-cell office:value-type="float" office:value="0.560625" calcext:value-type="float">
            <text:p>0.560625</text:p>
          </table:table-cell>
          <table:table-cell table:number-columns-repeated="11"/>
        </table:table-row>
        <table:table-row table:style-name="ro1">
          <table:table-cell office:value-type="float" office:value="0.140911" calcext:value-type="float">
            <text:p>0.140911</text:p>
          </table:table-cell>
          <table:table-cell table:style-name="ce2" table:formula="of:=MEDIAN([.A11:.A15])" office:value-type="float" office:value="0.140911" calcext:value-type="float">
            <text:p>0.140911</text:p>
          </table:table-cell>
          <table:table-cell office:value-type="float" office:value="0.564447" calcext:value-type="float">
            <text:p>0.564447</text:p>
          </table:table-cell>
          <table:table-cell table:style-name="ce2" table:formula="of:=MEDIAN([.C11:.C15])" office:value-type="float" office:value="0.564447" calcext:value-type="float">
            <text:p>0.564447</text:p>
          </table:table-cell>
          <table:table-cell office:value-type="float" office:value="0.560852" calcext:value-type="float">
            <text:p>0.560852</text:p>
          </table:table-cell>
          <table:table-cell table:style-name="ce2" table:formula="of:=MEDIAN([.E11:.E15])" office:value-type="float" office:value="0.560852" calcext:value-type="float">
            <text:p>0.56085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3:</text:p>
          </table:table-cell>
          <table:table-cell/>
          <table:table-cell table:style-name="ce1" office:value-type="string" calcext:value-type="string">
            <text:p>3:</text:p>
          </table:table-cell>
          <table:table-cell/>
          <table:table-cell table:style-name="ce1" office:value-type="string" calcext:value-type="string">
            <text:p>3:</text:p>
          </table:table-cell>
          <table:table-cell table:number-columns-repeated="11"/>
        </table:table-row>
        <table:table-row table:style-name="ro1">
          <table:table-cell office:value-type="float" office:value="0.0943476" calcext:value-type="float">
            <text:p>0.0943476</text:p>
          </table:table-cell>
          <table:table-cell/>
          <table:table-cell office:value-type="float" office:value="0.375352" calcext:value-type="float">
            <text:p>0.375352</text:p>
          </table:table-cell>
          <table:table-cell/>
          <table:table-cell office:value-type="float" office:value="0.377892" calcext:value-type="float">
            <text:p>0.377892</text:p>
          </table:table-cell>
          <table:table-cell table:number-columns-repeated="11"/>
        </table:table-row>
        <table:table-row table:style-name="ro1">
          <table:table-cell office:value-type="float" office:value="0.0941334" calcext:value-type="float">
            <text:p>0.0941334</text:p>
          </table:table-cell>
          <table:table-cell/>
          <table:table-cell office:value-type="float" office:value="0.375903" calcext:value-type="float">
            <text:p>0.375903</text:p>
          </table:table-cell>
          <table:table-cell/>
          <table:table-cell office:value-type="float" office:value="0.377975" calcext:value-type="float">
            <text:p>0.377975</text:p>
          </table:table-cell>
          <table:table-cell table:number-columns-repeated="11"/>
        </table:table-row>
        <table:table-row table:style-name="ro1">
          <table:table-cell office:value-type="float" office:value="0.0942335" calcext:value-type="float">
            <text:p>0.0942335</text:p>
          </table:table-cell>
          <table:table-cell/>
          <table:table-cell office:value-type="float" office:value="0.375338" calcext:value-type="float">
            <text:p>0.375338</text:p>
          </table:table-cell>
          <table:table-cell/>
          <table:table-cell office:value-type="float" office:value="0.377158" calcext:value-type="float">
            <text:p>0.377158</text:p>
          </table:table-cell>
          <table:table-cell table:number-columns-repeated="11"/>
        </table:table-row>
        <table:table-row table:style-name="ro1">
          <table:table-cell office:value-type="float" office:value="0.0940015" calcext:value-type="float">
            <text:p>0.0940015</text:p>
          </table:table-cell>
          <table:table-cell/>
          <table:table-cell office:value-type="float" office:value="0.375554" calcext:value-type="float">
            <text:p>0.375554</text:p>
          </table:table-cell>
          <table:table-cell/>
          <table:table-cell office:value-type="float" office:value="0.377776" calcext:value-type="float">
            <text:p>0.377776</text:p>
          </table:table-cell>
          <table:table-cell table:number-columns-repeated="11"/>
        </table:table-row>
        <table:table-row table:style-name="ro1">
          <table:table-cell office:value-type="float" office:value="0.0940981" calcext:value-type="float">
            <text:p>0.0940981</text:p>
          </table:table-cell>
          <table:table-cell table:style-name="ce2" table:formula="of:=MEDIAN([.A18:.A22])" office:value-type="float" office:value="0.0941334" calcext:value-type="float">
            <text:p>0.0941334</text:p>
          </table:table-cell>
          <table:table-cell office:value-type="float" office:value="0.37533" calcext:value-type="float">
            <text:p>0.37533</text:p>
          </table:table-cell>
          <table:table-cell table:style-name="ce2" table:formula="of:=MEDIAN([.C18:.C22])" office:value-type="float" office:value="0.375352" calcext:value-type="float">
            <text:p>0.375352</text:p>
          </table:table-cell>
          <table:table-cell office:value-type="float" office:value="0.407957" calcext:value-type="float">
            <text:p>0.407957</text:p>
          </table:table-cell>
          <table:table-cell table:style-name="ce2" table:formula="of:=MEDIAN([.E18:.E22])" office:value-type="float" office:value="0.377892" calcext:value-type="float">
            <text:p>0.37789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4:</text:p>
          </table:table-cell>
          <table:table-cell/>
          <table:table-cell table:style-name="ce1" office:value-type="string" calcext:value-type="string">
            <text:p>4:</text:p>
          </table:table-cell>
          <table:table-cell/>
          <table:table-cell table:style-name="ce1" office:value-type="string" calcext:value-type="string">
            <text:p>4:</text:p>
          </table:table-cell>
          <table:table-cell table:number-columns-repeated="11"/>
        </table:table-row>
        <table:table-row table:style-name="ro1">
          <table:table-cell office:value-type="float" office:value="0.0709894" calcext:value-type="float">
            <text:p>0.0709894</text:p>
          </table:table-cell>
          <table:table-cell/>
          <table:table-cell office:value-type="float" office:value="0.282065" calcext:value-type="float">
            <text:p>0.282065</text:p>
          </table:table-cell>
          <table:table-cell/>
          <table:table-cell office:value-type="float" office:value="0.283394" calcext:value-type="float">
            <text:p>0.283394</text:p>
          </table:table-cell>
          <table:table-cell table:number-columns-repeated="11"/>
        </table:table-row>
        <table:table-row table:style-name="ro1">
          <table:table-cell office:value-type="float" office:value="0.0706894" calcext:value-type="float">
            <text:p>0.0706894</text:p>
          </table:table-cell>
          <table:table-cell/>
          <table:table-cell office:value-type="float" office:value="0.281291" calcext:value-type="float">
            <text:p>0.281291</text:p>
          </table:table-cell>
          <table:table-cell/>
          <table:table-cell office:value-type="float" office:value="0.283453" calcext:value-type="float">
            <text:p>0.283453</text:p>
          </table:table-cell>
          <table:table-cell table:number-columns-repeated="11"/>
        </table:table-row>
        <table:table-row table:style-name="ro1">
          <table:table-cell office:value-type="float" office:value="0.0707157" calcext:value-type="float">
            <text:p>0.0707157</text:p>
          </table:table-cell>
          <table:table-cell/>
          <table:table-cell office:value-type="float" office:value="0.285263" calcext:value-type="float">
            <text:p>0.285263</text:p>
          </table:table-cell>
          <table:table-cell/>
          <table:table-cell office:value-type="float" office:value="0.283169" calcext:value-type="float">
            <text:p>0.283169</text:p>
          </table:table-cell>
          <table:table-cell table:number-columns-repeated="11"/>
        </table:table-row>
        <table:table-row table:style-name="ro1">
          <table:table-cell office:value-type="float" office:value="0.0706491" calcext:value-type="float">
            <text:p>0.0706491</text:p>
          </table:table-cell>
          <table:table-cell/>
          <table:table-cell office:value-type="float" office:value="0.281602" calcext:value-type="float">
            <text:p>0.281602</text:p>
          </table:table-cell>
          <table:table-cell/>
          <table:table-cell office:value-type="float" office:value="0.283063" calcext:value-type="float">
            <text:p>0.283063</text:p>
          </table:table-cell>
          <table:table-cell table:number-columns-repeated="11"/>
        </table:table-row>
        <table:table-row table:style-name="ro1">
          <table:table-cell office:value-type="float" office:value="0.0707234" calcext:value-type="float">
            <text:p>0.0707234</text:p>
          </table:table-cell>
          <table:table-cell table:style-name="ce2" table:formula="of:=MEDIAN([.A25:.A29])" office:value-type="float" office:value="0.0707157" calcext:value-type="float">
            <text:p>0.0707157</text:p>
          </table:table-cell>
          <table:table-cell office:value-type="float" office:value="0.281784" calcext:value-type="float">
            <text:p>0.281784</text:p>
          </table:table-cell>
          <table:table-cell table:style-name="ce2" table:formula="of:=MEDIAN([.C25:.C29])" office:value-type="float" office:value="0.281784" calcext:value-type="float">
            <text:p>0.281784</text:p>
          </table:table-cell>
          <table:table-cell office:value-type="float" office:value="0.283161" calcext:value-type="float">
            <text:p>0.283161</text:p>
          </table:table-cell>
          <table:table-cell table:style-name="ce2" table:formula="of:=MEDIAN([.E25:.E29])" office:value-type="float" office:value="0.283169" calcext:value-type="float">
            <text:p>0.28316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5:</text:p>
          </table:table-cell>
          <table:table-cell/>
          <table:table-cell table:style-name="ce1" office:value-type="string" calcext:value-type="string">
            <text:p>5:</text:p>
          </table:table-cell>
          <table:table-cell/>
          <table:table-cell table:style-name="ce1" office:value-type="string" calcext:value-type="string">
            <text:p>5:</text:p>
          </table:table-cell>
          <table:table-cell table:number-columns-repeated="11"/>
        </table:table-row>
        <table:table-row table:style-name="ro1">
          <table:table-cell office:value-type="float" office:value="0.0935432" calcext:value-type="float">
            <text:p>0.0935432</text:p>
          </table:table-cell>
          <table:table-cell/>
          <table:table-cell office:value-type="float" office:value="0.341755" calcext:value-type="float">
            <text:p>0.341755</text:p>
          </table:table-cell>
          <table:table-cell/>
          <table:table-cell office:value-type="float" office:value="0.325173" calcext:value-type="float">
            <text:p>0.325173</text:p>
          </table:table-cell>
          <table:table-cell table:number-columns-repeated="11"/>
        </table:table-row>
        <table:table-row table:style-name="ro1">
          <table:table-cell office:value-type="float" office:value="0.0885054" calcext:value-type="float">
            <text:p>0.0885054</text:p>
          </table:table-cell>
          <table:table-cell/>
          <table:table-cell office:value-type="float" office:value="0.338873" calcext:value-type="float">
            <text:p>0.338873</text:p>
          </table:table-cell>
          <table:table-cell/>
          <table:table-cell office:value-type="float" office:value="0.326479" calcext:value-type="float">
            <text:p>0.326479</text:p>
          </table:table-cell>
          <table:table-cell table:number-columns-repeated="11"/>
        </table:table-row>
        <table:table-row table:style-name="ro1">
          <table:table-cell office:value-type="float" office:value="0.0837528" calcext:value-type="float">
            <text:p>0.0837528</text:p>
          </table:table-cell>
          <table:table-cell/>
          <table:table-cell office:value-type="float" office:value="0.310033" calcext:value-type="float">
            <text:p>0.310033</text:p>
          </table:table-cell>
          <table:table-cell/>
          <table:table-cell office:value-type="float" office:value="0.317614" calcext:value-type="float">
            <text:p>0.317614</text:p>
          </table:table-cell>
          <table:table-cell table:number-columns-repeated="11"/>
        </table:table-row>
        <table:table-row table:style-name="ro1">
          <table:table-cell office:value-type="float" office:value="0.0806489" calcext:value-type="float">
            <text:p>0.0806489</text:p>
          </table:table-cell>
          <table:table-cell/>
          <table:table-cell office:value-type="float" office:value="0.321054" calcext:value-type="float">
            <text:p>0.321054</text:p>
          </table:table-cell>
          <table:table-cell/>
          <table:table-cell office:value-type="float" office:value="0.275184" calcext:value-type="float">
            <text:p>0.275184</text:p>
          </table:table-cell>
          <table:table-cell table:number-columns-repeated="11"/>
        </table:table-row>
        <table:table-row table:style-name="ro1">
          <table:table-cell office:value-type="float" office:value="0.0881196" calcext:value-type="float">
            <text:p>0.0881196</text:p>
          </table:table-cell>
          <table:table-cell table:style-name="ce2" table:formula="of:=MEDIAN([.A32:.A36])" office:value-type="float" office:value="0.0881196" calcext:value-type="float">
            <text:p>0.0881196</text:p>
          </table:table-cell>
          <table:table-cell office:value-type="float" office:value="0.319852" calcext:value-type="float">
            <text:p>0.319852</text:p>
          </table:table-cell>
          <table:table-cell table:style-name="ce2" table:formula="of:=MEDIAN([.C32:.C36])" office:value-type="float" office:value="0.321054" calcext:value-type="float">
            <text:p>0.321054</text:p>
          </table:table-cell>
          <table:table-cell office:value-type="float" office:value="0.28372" calcext:value-type="float">
            <text:p>0.28372</text:p>
          </table:table-cell>
          <table:table-cell table:style-name="ce2" table:formula="of:=MEDIAN([.E32:.E36])" office:value-type="float" office:value="0.317614" calcext:value-type="float">
            <text:p>0.31761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6:</text:p>
          </table:table-cell>
          <table:table-cell/>
          <table:table-cell table:style-name="ce1" office:value-type="string" calcext:value-type="string">
            <text:p>6:</text:p>
          </table:table-cell>
          <table:table-cell/>
          <table:table-cell table:style-name="ce1" office:value-type="string" calcext:value-type="string">
            <text:p>6:</text:p>
          </table:table-cell>
          <table:table-cell table:number-columns-repeated="11"/>
        </table:table-row>
        <table:table-row table:style-name="ro1">
          <table:table-cell office:value-type="float" office:value="0.0760418" calcext:value-type="float">
            <text:p>0.0760418</text:p>
          </table:table-cell>
          <table:table-cell/>
          <table:table-cell office:value-type="float" office:value="0.287027" calcext:value-type="float">
            <text:p>0.287027</text:p>
          </table:table-cell>
          <table:table-cell/>
          <table:table-cell office:value-type="float" office:value="0.28798" calcext:value-type="float">
            <text:p>0.28798</text:p>
          </table:table-cell>
          <table:table-cell table:number-columns-repeated="11"/>
        </table:table-row>
        <table:table-row table:style-name="ro1">
          <table:table-cell office:value-type="float" office:value="0.0743169" calcext:value-type="float">
            <text:p>0.0743169</text:p>
          </table:table-cell>
          <table:table-cell/>
          <table:table-cell office:value-type="float" office:value="0.270043" calcext:value-type="float">
            <text:p>0.270043</text:p>
          </table:table-cell>
          <table:table-cell/>
          <table:table-cell office:value-type="float" office:value="0.283233" calcext:value-type="float">
            <text:p>0.283233</text:p>
          </table:table-cell>
          <table:table-cell table:number-columns-repeated="11"/>
        </table:table-row>
        <table:table-row table:style-name="ro1">
          <table:table-cell office:value-type="float" office:value="0.0732249" calcext:value-type="float">
            <text:p>0.0732249</text:p>
          </table:table-cell>
          <table:table-cell/>
          <table:table-cell office:value-type="float" office:value="0.244454" calcext:value-type="float">
            <text:p>0.244454</text:p>
          </table:table-cell>
          <table:table-cell/>
          <table:table-cell office:value-type="float" office:value="0.284588" calcext:value-type="float">
            <text:p>0.284588</text:p>
          </table:table-cell>
          <table:table-cell table:number-columns-repeated="11"/>
        </table:table-row>
        <table:table-row table:style-name="ro1">
          <table:table-cell office:value-type="float" office:value="0.0794932" calcext:value-type="float">
            <text:p>0.0794932</text:p>
          </table:table-cell>
          <table:table-cell/>
          <table:table-cell office:value-type="float" office:value="0.286309" calcext:value-type="float">
            <text:p>0.286309</text:p>
          </table:table-cell>
          <table:table-cell/>
          <table:table-cell office:value-type="float" office:value="0.286061" calcext:value-type="float">
            <text:p>0.286061</text:p>
          </table:table-cell>
          <table:table-cell table:number-columns-repeated="11"/>
        </table:table-row>
        <table:table-row table:style-name="ro1">
          <table:table-cell office:value-type="float" office:value="0.0745231" calcext:value-type="float">
            <text:p>0.0745231</text:p>
          </table:table-cell>
          <table:table-cell table:style-name="ce2" table:formula="of:=MEDIAN([.A39:.A43])" office:value-type="float" office:value="0.0745231" calcext:value-type="float">
            <text:p>0.0745231</text:p>
          </table:table-cell>
          <table:table-cell office:value-type="float" office:value="0.277108" calcext:value-type="float">
            <text:p>0.277108</text:p>
          </table:table-cell>
          <table:table-cell table:style-name="ce2" table:formula="of:=MEDIAN([.C39:.C43])" office:value-type="float" office:value="0.277108" calcext:value-type="float">
            <text:p>0.277108</text:p>
          </table:table-cell>
          <table:table-cell office:value-type="float" office:value="0.270962" calcext:value-type="float">
            <text:p>0.270962</text:p>
          </table:table-cell>
          <table:table-cell table:style-name="ce2" table:formula="of:=MEDIAN([.E39:.E43])" office:value-type="float" office:value="0.284588" calcext:value-type="float">
            <text:p>0.28458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7:</text:p>
          </table:table-cell>
          <table:table-cell/>
          <table:table-cell table:style-name="ce1" office:value-type="string" calcext:value-type="string">
            <text:p>7:</text:p>
          </table:table-cell>
          <table:table-cell/>
          <table:table-cell table:style-name="ce1" office:value-type="string" calcext:value-type="string">
            <text:p>7:</text:p>
          </table:table-cell>
          <table:table-cell table:number-columns-repeated="11"/>
        </table:table-row>
        <table:table-row table:style-name="ro1">
          <table:table-cell office:value-type="float" office:value="0.0730402" calcext:value-type="float">
            <text:p>0.0730402</text:p>
          </table:table-cell>
          <table:table-cell/>
          <table:table-cell office:value-type="float" office:value="0.251999" calcext:value-type="float">
            <text:p>0.251999</text:p>
          </table:table-cell>
          <table:table-cell/>
          <table:table-cell office:value-type="float" office:value="0.2321" calcext:value-type="float">
            <text:p>0.2321</text:p>
          </table:table-cell>
          <table:table-cell table:number-columns-repeated="11"/>
        </table:table-row>
        <table:table-row table:style-name="ro1">
          <table:table-cell office:value-type="float" office:value="0.070453" calcext:value-type="float">
            <text:p>0.070453</text:p>
          </table:table-cell>
          <table:table-cell/>
          <table:table-cell office:value-type="float" office:value="0.264576" calcext:value-type="float">
            <text:p>0.264576</text:p>
          </table:table-cell>
          <table:table-cell/>
          <table:table-cell office:value-type="float" office:value="0.245766" calcext:value-type="float">
            <text:p>0.245766</text:p>
          </table:table-cell>
          <table:table-cell table:number-columns-repeated="11"/>
        </table:table-row>
        <table:table-row table:style-name="ro1">
          <table:table-cell office:value-type="float" office:value="0.0720398" calcext:value-type="float">
            <text:p>0.0720398</text:p>
          </table:table-cell>
          <table:table-cell/>
          <table:table-cell office:value-type="float" office:value="0.249414" calcext:value-type="float">
            <text:p>0.249414</text:p>
          </table:table-cell>
          <table:table-cell/>
          <table:table-cell office:value-type="float" office:value="0.231349" calcext:value-type="float">
            <text:p>0.231349</text:p>
          </table:table-cell>
          <table:table-cell table:number-columns-repeated="11"/>
        </table:table-row>
        <table:table-row table:style-name="ro1">
          <table:table-cell office:value-type="float" office:value="0.0733868" calcext:value-type="float">
            <text:p>0.0733868</text:p>
          </table:table-cell>
          <table:table-cell/>
          <table:table-cell office:value-type="float" office:value="0.257066" calcext:value-type="float">
            <text:p>0.257066</text:p>
          </table:table-cell>
          <table:table-cell/>
          <table:table-cell office:value-type="float" office:value="0.248042" calcext:value-type="float">
            <text:p>0.248042</text:p>
          </table:table-cell>
          <table:table-cell table:number-columns-repeated="11"/>
        </table:table-row>
        <table:table-row table:style-name="ro1">
          <table:table-cell office:value-type="float" office:value="0.0755019" calcext:value-type="float">
            <text:p>0.0755019</text:p>
          </table:table-cell>
          <table:table-cell table:style-name="ce2" table:formula="of:=MEDIAN([.A46:.A50])" office:value-type="float" office:value="0.0730402" calcext:value-type="float">
            <text:p>0.0730402</text:p>
          </table:table-cell>
          <table:table-cell office:value-type="float" office:value="0.241775" calcext:value-type="float">
            <text:p>0.241775</text:p>
          </table:table-cell>
          <table:table-cell table:style-name="ce2" table:formula="of:=MEDIAN([.C46:.C50])" office:value-type="float" office:value="0.251999" calcext:value-type="float">
            <text:p>0.251999</text:p>
          </table:table-cell>
          <table:table-cell office:value-type="float" office:value="0.260635" calcext:value-type="float">
            <text:p>0.260635</text:p>
          </table:table-cell>
          <table:table-cell table:style-name="ce2" table:formula="of:=MEDIAN([.E46:.E50])" office:value-type="float" office:value="0.245766" calcext:value-type="float">
            <text:p>0.24576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8:</text:p>
          </table:table-cell>
          <table:table-cell/>
          <table:table-cell table:style-name="ce1" office:value-type="string" calcext:value-type="string">
            <text:p>8:</text:p>
          </table:table-cell>
          <table:table-cell/>
          <table:table-cell table:style-name="ce1" office:value-type="string" calcext:value-type="string">
            <text:p>8:</text:p>
          </table:table-cell>
          <table:table-cell table:number-columns-repeated="11"/>
        </table:table-row>
        <table:table-row table:style-name="ro1">
          <table:table-cell office:value-type="float" office:value="0.0728973" calcext:value-type="float">
            <text:p>0.0728973</text:p>
          </table:table-cell>
          <table:table-cell/>
          <table:table-cell office:value-type="float" office:value="0.228293" calcext:value-type="float">
            <text:p>0.228293</text:p>
          </table:table-cell>
          <table:table-cell/>
          <table:table-cell office:value-type="float" office:value="0.140718" calcext:value-type="float">
            <text:p>0.140718</text:p>
          </table:table-cell>
          <table:table-cell table:number-columns-repeated="11"/>
        </table:table-row>
        <table:table-row table:style-name="ro1">
          <table:table-cell office:value-type="float" office:value="0.0710652" calcext:value-type="float">
            <text:p>0.0710652</text:p>
          </table:table-cell>
          <table:table-cell/>
          <table:table-cell office:value-type="float" office:value="0.235626" calcext:value-type="float">
            <text:p>0.235626</text:p>
          </table:table-cell>
          <table:table-cell/>
          <table:table-cell office:value-type="float" office:value="0.140718" calcext:value-type="float">
            <text:p>0.140718</text:p>
          </table:table-cell>
          <table:table-cell table:number-columns-repeated="11"/>
        </table:table-row>
        <table:table-row table:style-name="ro1">
          <table:table-cell office:value-type="float" office:value="0.0726006" calcext:value-type="float">
            <text:p>0.0726006</text:p>
          </table:table-cell>
          <table:table-cell/>
          <table:table-cell office:value-type="float" office:value="0.241704" calcext:value-type="float">
            <text:p>0.241704</text:p>
          </table:table-cell>
          <table:table-cell/>
          <table:table-cell office:value-type="float" office:value="0.140645" calcext:value-type="float">
            <text:p>0.140645</text:p>
          </table:table-cell>
          <table:table-cell table:number-columns-repeated="11"/>
        </table:table-row>
        <table:table-row table:style-name="ro1">
          <table:table-cell office:value-type="float" office:value="0.0722335" calcext:value-type="float">
            <text:p>0.0722335</text:p>
          </table:table-cell>
          <table:table-cell/>
          <table:table-cell office:value-type="float" office:value="0.243018" calcext:value-type="float">
            <text:p>0.243018</text:p>
          </table:table-cell>
          <table:table-cell/>
          <table:table-cell office:value-type="float" office:value="0.144073" calcext:value-type="float">
            <text:p>0.144073</text:p>
          </table:table-cell>
          <table:table-cell table:number-columns-repeated="11"/>
        </table:table-row>
        <table:table-row table:style-name="ro1">
          <table:table-cell office:value-type="float" office:value="0.0733827" calcext:value-type="float">
            <text:p>0.0733827</text:p>
          </table:table-cell>
          <table:table-cell table:style-name="ce2" table:formula="of:=MEDIAN([.A53:.A57])" office:value-type="float" office:value="0.0726006" calcext:value-type="float">
            <text:p>0.0726006</text:p>
          </table:table-cell>
          <table:table-cell office:value-type="float" office:value="0.249541" calcext:value-type="float">
            <text:p>0.249541</text:p>
          </table:table-cell>
          <table:table-cell table:style-name="ce2" table:formula="of:=MEDIAN([.A53:.A57])" office:value-type="float" office:value="0.0726006" calcext:value-type="float">
            <text:p>0.0726006</text:p>
          </table:table-cell>
          <table:table-cell office:value-type="float" office:value="0.141685" calcext:value-type="float">
            <text:p>0.141685</text:p>
          </table:table-cell>
          <table:table-cell table:style-name="ce2" table:formula="of:=MEDIAN([.E53:.E57])" office:value-type="float" office:value="0.140718" calcext:value-type="float">
            <text:p>0.140718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9:</text:p>
          </table:table-cell>
          <table:table-cell/>
          <table:table-cell table:style-name="ce1" office:value-type="string" calcext:value-type="string">
            <text:p>9:</text:p>
          </table:table-cell>
          <table:table-cell/>
          <table:table-cell table:style-name="ce1" office:value-type="string" calcext:value-type="string">
            <text:p>9:</text:p>
          </table:table-cell>
          <table:table-cell table:number-columns-repeated="11"/>
        </table:table-row>
        <table:table-row table:style-name="ro1">
          <table:table-cell office:value-type="float" office:value="0.0728001" calcext:value-type="float">
            <text:p>0.0728001</text:p>
          </table:table-cell>
          <table:table-cell/>
          <table:table-cell office:value-type="float" office:value="0.233862" calcext:value-type="float">
            <text:p>0.233862</text:p>
          </table:table-cell>
          <table:table-cell/>
          <table:table-cell office:value-type="float" office:value="0.284852" calcext:value-type="float">
            <text:p>0.284852</text:p>
          </table:table-cell>
          <table:table-cell table:number-columns-repeated="11"/>
        </table:table-row>
        <table:table-row table:style-name="ro1">
          <table:table-cell office:value-type="float" office:value="0.0720541" calcext:value-type="float">
            <text:p>0.0720541</text:p>
          </table:table-cell>
          <table:table-cell/>
          <table:table-cell office:value-type="float" office:value="0.23465" calcext:value-type="float">
            <text:p>0.23465</text:p>
          </table:table-cell>
          <table:table-cell/>
          <table:table-cell office:value-type="float" office:value="0.245666" calcext:value-type="float">
            <text:p>0.245666</text:p>
          </table:table-cell>
          <table:table-cell table:number-columns-repeated="11"/>
        </table:table-row>
        <table:table-row table:style-name="ro1">
          <table:table-cell office:value-type="float" office:value="0.0729036" calcext:value-type="float">
            <text:p>0.0729036</text:p>
          </table:table-cell>
          <table:table-cell/>
          <table:table-cell office:value-type="float" office:value="0.207518" calcext:value-type="float">
            <text:p>0.207518</text:p>
          </table:table-cell>
          <table:table-cell/>
          <table:table-cell office:value-type="float" office:value="0.2837" calcext:value-type="float">
            <text:p>0.2837</text:p>
          </table:table-cell>
          <table:table-cell table:number-columns-repeated="11"/>
        </table:table-row>
        <table:table-row table:style-name="ro1">
          <table:table-cell office:value-type="float" office:value="0.066259" calcext:value-type="float">
            <text:p>0.066259</text:p>
          </table:table-cell>
          <table:table-cell/>
          <table:table-cell office:value-type="float" office:value="0.206828" calcext:value-type="float">
            <text:p>0.206828</text:p>
          </table:table-cell>
          <table:table-cell/>
          <table:table-cell office:value-type="float" office:value="0.258705" calcext:value-type="float">
            <text:p>0.258705</text:p>
          </table:table-cell>
          <table:table-cell table:number-columns-repeated="11"/>
        </table:table-row>
        <table:table-row table:style-name="ro1">
          <table:table-cell office:value-type="float" office:value="0.0667535" calcext:value-type="float">
            <text:p>0.0667535</text:p>
          </table:table-cell>
          <table:table-cell table:style-name="ce2" table:formula="of:=MEDIAN([.A60:.A64])" office:value-type="float" office:value="0.0720541" calcext:value-type="float">
            <text:p>0.0720541</text:p>
          </table:table-cell>
          <table:table-cell office:value-type="float" office:value="0.229375" calcext:value-type="float">
            <text:p>0.229375</text:p>
          </table:table-cell>
          <table:table-cell table:style-name="ce2" table:formula="of:=MEDIAN([.C60:.C64])" office:value-type="float" office:value="0.229375" calcext:value-type="float">
            <text:p>0.229375</text:p>
          </table:table-cell>
          <table:table-cell office:value-type="float" office:value="0.29223" calcext:value-type="float">
            <text:p>0.29223</text:p>
          </table:table-cell>
          <table:table-cell table:style-name="ce2" table:formula="of:=MEDIAN([.E60:.E64])" office:value-type="float" office:value="0.2837" calcext:value-type="float">
            <text:p>0.2837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10:</text:p>
          </table:table-cell>
          <table:table-cell/>
          <table:table-cell table:style-name="ce1" office:value-type="string" calcext:value-type="string">
            <text:p>10:</text:p>
          </table:table-cell>
          <table:table-cell/>
          <table:table-cell table:style-name="ce1" office:value-type="string" calcext:value-type="string">
            <text:p>10:</text:p>
          </table:table-cell>
          <table:table-cell table:number-columns-repeated="11"/>
        </table:table-row>
        <table:table-row table:style-name="ro1">
          <table:table-cell office:value-type="float" office:value="0.0725871" calcext:value-type="float">
            <text:p>0.0725871</text:p>
          </table:table-cell>
          <table:table-cell/>
          <table:table-cell office:value-type="float" office:value="0.231465" calcext:value-type="float">
            <text:p>0.231465</text:p>
          </table:table-cell>
          <table:table-cell/>
          <table:table-cell office:value-type="float" office:value="0.272947" calcext:value-type="float">
            <text:p>0.272947</text:p>
          </table:table-cell>
          <table:table-cell table:number-columns-repeated="11"/>
        </table:table-row>
        <table:table-row table:style-name="ro1">
          <table:table-cell office:value-type="float" office:value="0.0713735" calcext:value-type="float">
            <text:p>0.0713735</text:p>
          </table:table-cell>
          <table:table-cell/>
          <table:table-cell office:value-type="float" office:value="0.240579" calcext:value-type="float">
            <text:p>0.240579</text:p>
          </table:table-cell>
          <table:table-cell/>
          <table:table-cell office:value-type="float" office:value="0.256842" calcext:value-type="float">
            <text:p>0.256842</text:p>
          </table:table-cell>
          <table:table-cell table:number-columns-repeated="11"/>
        </table:table-row>
        <table:table-row table:style-name="ro1">
          <table:table-cell office:value-type="float" office:value="0.0626756" calcext:value-type="float">
            <text:p>0.0626756</text:p>
          </table:table-cell>
          <table:table-cell/>
          <table:table-cell office:value-type="float" office:value="0.228505" calcext:value-type="float">
            <text:p>0.228505</text:p>
          </table:table-cell>
          <table:table-cell/>
          <table:table-cell office:value-type="float" office:value="0.233656" calcext:value-type="float">
            <text:p>0.233656</text:p>
          </table:table-cell>
          <table:table-cell table:number-columns-repeated="11"/>
        </table:table-row>
        <table:table-row table:style-name="ro1">
          <table:table-cell office:value-type="float" office:value="0.0722646" calcext:value-type="float">
            <text:p>0.0722646</text:p>
          </table:table-cell>
          <table:table-cell/>
          <table:table-cell office:value-type="float" office:value="0.204823" calcext:value-type="float">
            <text:p>0.204823</text:p>
          </table:table-cell>
          <table:table-cell/>
          <table:table-cell office:value-type="float" office:value="0.229619" calcext:value-type="float">
            <text:p>0.229619</text:p>
          </table:table-cell>
          <table:table-cell table:number-columns-repeated="11"/>
        </table:table-row>
        <table:table-row table:style-name="ro1">
          <table:table-cell office:value-type="float" office:value="0.071236" calcext:value-type="float">
            <text:p>0.071236</text:p>
          </table:table-cell>
          <table:table-cell table:formula="of:=MEDIAN([.A67:.A71])" office:value-type="float" office:value="0.0713735" calcext:value-type="float">
            <text:p>0.0713735</text:p>
          </table:table-cell>
          <table:table-cell office:value-type="float" office:value="0.203781" calcext:value-type="float">
            <text:p>0.203781</text:p>
          </table:table-cell>
          <table:table-cell table:style-name="ce2" table:formula="of:=MEDIAN([.C67:.C71])" office:value-type="float" office:value="0.228505" calcext:value-type="float">
            <text:p>0.228505</text:p>
          </table:table-cell>
          <table:table-cell office:value-type="float" office:value="0.252668" calcext:value-type="float">
            <text:p>0.252668</text:p>
          </table:table-cell>
          <table:table-cell table:style-name="ce2" table:formula="of:=MEDIAN([.E67:.E71])" office:value-type="float" office:value="0.252668" calcext:value-type="float">
            <text:p>0.25266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22:34:10.528980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59:38.896737017</meta:creation-date>
    <dc:date>2018-02-11T22:45:10.036778116</dc:date>
    <meta:editing-duration>PT21M7S</meta:editing-duration>
    <meta:editing-cycles>2</meta:editing-cycles>
    <meta:generator>LibreOffice/5.3.1.2$Linux_X86_64 LibreOffice_project/30m0$Build-2</meta:generator>
    <meta:document-statistic meta:table-count="1" meta:cell-count="2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bar" chart:style-name="ch1">
        <chart:legend chart:legend-position="end" svg:x="14.219cm" svg:y="3.768cm" style:legend-expansion="high" chart:style-name="ch2"/>
        <chart:plot-area chart:style-name="ch3" table:cell-range-address="Sheet1.H4:Sheet1.K13 Sheet1.I3:Sheet1.K3" chart:data-source-has-labels="both" svg:x="1.286cm" svg:y="0.18cm" svg:width="12.613cm" svg:height="7.706cm">
          <chartooo:coordinate-region svg:x="2.039cm" svg:y="0.359cm" svg:width="11.86cm" svg:height="6.923cm"/>
          <chart:axis chart:dimension="x" chart:name="primary-x" chart:style-name="ch4" chartooo:axis-type="auto">
            <chartooo:date-scale/>
            <chart:title svg:x="6.324cm" svg:y="8.067cm" chart:style-name="ch5">
              <text:p>Number of cores</text:p>
            </chart:title>
            <chart:categories table:cell-range-address="Sheet1.H4:Sheet1.H13"/>
          </chart:axis>
          <chart:axis chart:dimension="y" chart:name="primary-y" chart:style-name="ch6">
            <chart:title svg:x="0.451cm" svg:y="5.213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I4:Sheet1.I13" chart:label-cell-address="Sheet1.I3:Sheet1.I3" chart:class="chart:bar">
            <chart:data-point chart:repeated="10"/>
          </chart:series>
          <chart:series chart:style-name="ch10" chart:values-cell-range-address="Sheet1.J4:Sheet1.J13" chart:label-cell-address="Sheet1.J3:Sheet1.J3" chart:class="chart:bar">
            <chart:data-point chart:repeated="10"/>
          </chart:series>
          <chart:series chart:style-name="ch11" chart:values-cell-range-address="Sheet1.K4:Sheet1.K13" chart:label-cell-address="Sheet1.K3:Sheet1.K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  <draw:g>
                  <svg:desc>Sheet1.I3:Sheet1.I3</svg:desc>
                </draw:g>
              </table:table-cell>
              <table:table-cell office:value-type="string">
                <text:p>10000</text:p>
                <draw:g>
                  <svg:desc>Sheet1.J3:Sheet1.J3</svg:desc>
                </draw:g>
              </table:table-cell>
              <table:table-cell office:value-type="string">
                <text:p>20000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4:Sheet1.H13</svg:desc>
                </draw:g>
              </table:table-cell>
              <table:table-cell office:value-type="float" office:value="0.272847">
                <text:p>0.272847</text:p>
                <draw:g>
                  <svg:desc>Sheet1.I4:Sheet1.I13</svg:desc>
                </draw:g>
              </table:table-cell>
              <table:table-cell office:value-type="float" office:value="1.11623">
                <text:p>1.11623</text:p>
                <draw:g>
                  <svg:desc>Sheet1.J4:Sheet1.J13</svg:desc>
                </draw:g>
              </table:table-cell>
              <table:table-cell office:value-type="float" office:value="1.12085">
                <text:p>1.12085</text:p>
                <draw:g>
                  <svg:desc>Sheet1.K4:Sheet1.K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0911">
                <text:p>0.140911</text:p>
              </table:table-cell>
              <table:table-cell office:value-type="float" office:value="0.564447">
                <text:p>0.564447</text:p>
              </table:table-cell>
              <table:table-cell office:value-type="float" office:value="0.560852">
                <text:p>0.5608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41334">
                <text:p>0.0941334</text:p>
              </table:table-cell>
              <table:table-cell office:value-type="float" office:value="0.375352">
                <text:p>0.375352</text:p>
              </table:table-cell>
              <table:table-cell office:value-type="float" office:value="0.377892">
                <text:p>0.3778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07157">
                <text:p>0.0707157</text:p>
              </table:table-cell>
              <table:table-cell office:value-type="float" office:value="0.281784">
                <text:p>0.281784</text:p>
              </table:table-cell>
              <table:table-cell office:value-type="float" office:value="0.283169">
                <text:p>0.2831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1196">
                <text:p>0.0881196</text:p>
              </table:table-cell>
              <table:table-cell office:value-type="float" office:value="0.321054">
                <text:p>0.321054</text:p>
              </table:table-cell>
              <table:table-cell office:value-type="float" office:value="0.317614">
                <text:p>0.3176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745231">
                <text:p>0.0745231</text:p>
              </table:table-cell>
              <table:table-cell office:value-type="float" office:value="0.277108">
                <text:p>0.277108</text:p>
              </table:table-cell>
              <table:table-cell office:value-type="float" office:value="0.284588">
                <text:p>0.2845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730402">
                <text:p>0.0730402</text:p>
              </table:table-cell>
              <table:table-cell office:value-type="float" office:value="0.251999">
                <text:p>0.251999</text:p>
              </table:table-cell>
              <table:table-cell office:value-type="float" office:value="0.245766">
                <text:p>0.2457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26006">
                <text:p>0.0726006</text:p>
              </table:table-cell>
              <table:table-cell office:value-type="float" office:value="0.0726006">
                <text:p>0.0726006</text:p>
              </table:table-cell>
              <table:table-cell office:value-type="float" office:value="0.140718">
                <text:p>0.1407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20541">
                <text:p>0.0720541</text:p>
              </table:table-cell>
              <table:table-cell office:value-type="float" office:value="0.229375">
                <text:p>0.229375</text:p>
              </table:table-cell>
              <table:table-cell office:value-type="float" office:value="0.2837">
                <text:p>0.28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13735">
                <text:p>0.0713735</text:p>
              </table:table-cell>
              <table:table-cell office:value-type="float" office:value="0.228505">
                <text:p>0.228505</text:p>
              </table:table-cell>
              <table:table-cell office:value-type="float" office:value="0.252668">
                <text:p>0.25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bar" chart:style-name="ch1">
        <chart:legend chart:legend-position="end" svg:x="14.22cm" svg:y="3.768cm" style:legend-expansion="high" chart:style-name="ch2"/>
        <chart:plot-area chart:style-name="ch3" table:cell-range-address="Sheet1.M4:Sheet1.P13" chart:data-source-has-labels="both" svg:x="1.286cm" svg:y="0.18cm" svg:width="12.614cm" svg:height="7.706cm">
          <chartooo:coordinate-region svg:x="1.95cm" svg:y="0.358cm" svg:width="11.95cm" svg:height="6.924cm"/>
          <chart:axis chart:dimension="x" chart:name="primary-x" chart:style-name="ch4" chartooo:axis-type="auto">
            <chartooo:date-scale/>
            <chart:title svg:x="6.354cm" svg:y="8.067cm" chart:style-name="ch5">
              <text:p>number of cores</text:p>
            </chart:title>
            <chart:categories table:cell-range-address="Sheet1.M5:Sheet1.M13"/>
          </chart:axis>
          <chart:axis chart:dimension="y" chart:name="primary-y" chart:style-name="ch6">
            <chart:title svg:x="0.451cm" svg:y="4.71cm" chart:style-name="ch7">
              <text:p>speedup</text:p>
            </chart:title>
            <chart:grid chart:style-name="ch8" chart:class="major"/>
          </chart:axis>
          <chart:series chart:style-name="ch9" chart:values-cell-range-address="Sheet1.N5:Sheet1.N13" chart:label-cell-address="Sheet1.N4:Sheet1.N4" chart:class="chart:bar">
            <chart:data-point chart:repeated="9"/>
          </chart:series>
          <chart:series chart:style-name="ch10" chart:values-cell-range-address="Sheet1.O5:Sheet1.O13" chart:label-cell-address="Sheet1.O4:Sheet1.O4" chart:class="chart:bar">
            <chart:data-point chart:repeated="9"/>
          </chart:series>
          <chart:series chart:style-name="ch11" chart:values-cell-range-address="Sheet1.P5:Sheet1.P13" chart:label-cell-address="Sheet1.P4:Sheet1.P4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  <draw:g>
                  <svg:desc>Sheet1.N4:Sheet1.N4</svg:desc>
                </draw:g>
              </table:table-cell>
              <table:table-cell office:value-type="string">
                <text:p>10000</text:p>
                <draw:g>
                  <svg:desc>Sheet1.O4:Sheet1.O4</svg:desc>
                </draw:g>
              </table:table-cell>
              <table:table-cell office:value-type="string">
                <text:p>20000</text:p>
                <draw:g>
                  <svg:desc>Sheet1.P4:Sheet1.P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M5:Sheet1.M13</svg:desc>
                </draw:g>
              </table:table-cell>
              <table:table-cell office:value-type="float" office:value="1.93630731454606">
                <text:p>1.93630731454606</text:p>
                <draw:g>
                  <svg:desc>Sheet1.N5:Sheet1.N13</svg:desc>
                </draw:g>
              </table:table-cell>
              <table:table-cell office:value-type="float" office:value="1.97756388110841">
                <text:p>1.97756388110841</text:p>
                <draw:g>
                  <svg:desc>Sheet1.O5:Sheet1.O13</svg:desc>
                </draw:g>
              </table:table-cell>
              <table:table-cell office:value-type="float" office:value="1.99847731665395">
                <text:p>1.99847731665395</text:p>
                <draw:g>
                  <svg:desc>Sheet1.P5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9851423617972">
                <text:p>2.89851423617972</text:p>
              </table:table-cell>
              <table:table-cell office:value-type="float" office:value="2.97382190583772">
                <text:p>2.97382190583772</text:p>
              </table:table-cell>
              <table:table-cell office:value-type="float" office:value="2.96605908566469">
                <text:p>2.966059085664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85836525693729">
                <text:p>3.85836525693729</text:p>
              </table:table-cell>
              <table:table-cell office:value-type="float" office:value="3.96129659597422">
                <text:p>3.96129659597422</text:p>
              </table:table-cell>
              <table:table-cell office:value-type="float" office:value="3.95823695390385">
                <text:p>3.958236953903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09632590252339">
                <text:p>3.09632590252339</text:p>
              </table:table-cell>
              <table:table-cell office:value-type="float" office:value="3.4767671482056">
                <text:p>3.4767671482056</text:p>
              </table:table-cell>
              <table:table-cell office:value-type="float" office:value="3.52896912604608">
                <text:p>3.528969126046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6124060861666">
                <text:p>3.66124060861666</text:p>
              </table:table-cell>
              <table:table-cell office:value-type="float" office:value="4.02814065274189">
                <text:p>4.02814065274189</text:p>
              </table:table-cell>
              <table:table-cell office:value-type="float" office:value="3.93850056924396">
                <text:p>3.938500569243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73557301321738">
                <text:p>3.73557301321738</text:p>
              </table:table-cell>
              <table:table-cell office:value-type="float" office:value="4.42950170437184">
                <text:p>4.42950170437184</text:p>
              </table:table-cell>
              <table:table-cell office:value-type="float" office:value="4.56063898179569">
                <text:p>4.560638981795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5819208105718">
                <text:p>3.75819208105718</text:p>
              </table:table-cell>
              <table:table-cell office:value-type="float" office:value="15.3749418048887">
                <text:p>15.3749418048887</text:p>
              </table:table-cell>
              <table:table-cell office:value-type="float" office:value="7.96522122258702">
                <text:p>7.965221222587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78669638507732">
                <text:p>3.78669638507732</text:p>
              </table:table-cell>
              <table:table-cell office:value-type="float" office:value="4.86639782016349">
                <text:p>4.86639782016349</text:p>
              </table:table-cell>
              <table:table-cell office:value-type="float" office:value="3.95082833979556">
                <text:p>3.95082833979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2280538295026">
                <text:p>3.82280538295026</text:p>
              </table:table-cell>
              <table:table-cell office:value-type="float" office:value="4.88492593159887">
                <text:p>4.88492593159887</text:p>
              </table:table-cell>
              <table:table-cell office:value-type="float" office:value="4.43605838491617">
                <text:p>4.436058384916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